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88.47pt" svg:height="331pt" svg:x="197.15pt" svg:y="142.33pt">
            <loext:p draw:notify-on-update-of-ranges="Sheet1.A5:Sheet1.A9 Sheet1.B4:Sheet1.B4 Sheet1.B5:Sheet1.B9 Sheet1.A5:Sheet1.A9 Sheet1.C4:Sheet1.C4 Sheet1.C5:Sheet1.C9 Sheet1.A5:Sheet1.A9 Sheet1.D4:Sheet1.D4 Sheet1.D5:Sheet1.D9 Sheet1.A5:Sheet1.A9 Sheet1.E4:Sheet1.E4 Sheet1.E5:Sheet1.E9 Sheet1.A5:Sheet1.A9 Sheet1.F4:Sheet1.F4 Sheet1.F5:Sheet1.F9 Sheet1.A5:Sheet1.A9 Sheet1.G4:Sheet1.G4 Sheet1.G5:Sheet1.G9 Sheet1.A5:Sheet1.A9 Sheet1.B4:Sheet1.B4 Sheet1.B5:Sheet1.B9 Sheet1.A5:Sheet1.A9 Sheet1.C4:Sheet1.C4 Sheet1.C5:Sheet1.C9 Sheet1.A5:Sheet1.A9 Sheet1.D4:Sheet1.D4 Sheet1.D5:Sheet1.D9 Sheet1.A5:Sheet1.A9 Sheet1.E4:Sheet1.E4 Sheet1.E5:Sheet1.E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494.08pt" svg:y="152.11pt">
            <loext:p draw:notify-on-update-of-ranges="Sheet1.A5:Sheet1.A9 Sheet1.B4:Sheet1.B4 Sheet1.B5:Sheet1.B9 Sheet1.A5:Sheet1.A9 Sheet1.C4:Sheet1.C4 Sheet1.C5:Sheet1.C9 Sheet1.A5:Sheet1.A9 Sheet1.D4:Sheet1.D4 Sheet1.D5:Sheet1.D9 Sheet1.A5:Sheet1.A9 Sheet1.E4:Sheet1.E4 Sheet1.E5:Sheet1.E9 Sheet1.A5:Sheet1.A9 Sheet1.F4:Sheet1.F4 Sheet1.F5:Sheet1.F9 Sheet1.A5:Sheet1.A9 Sheet1.G4:Sheet1.G4 Sheet1.G5:Sheet1.G9 Sheet1.A5:Sheet1.A9 Sheet1.H4:Sheet1.H4 Sheet1.H5:Sheet1.H9 Sheet1.A5:Sheet1.A9 Sheet1.I4:Sheet1.I4 Sheet1.I5:Sheet1.I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4" table:default-cell-style-name="ce3"/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1NN Diagonal</text:p>
          </table:table-cell>
          <table:table-cell office:value-type="string" calcext:value-type="string">
            <text:p>1NN Paralelo</text:p>
          </table:table-cell>
          <table:table-cell office:value-type="string" calcext:value-type="string">
            <text:p>80NN Diagonal</text:p>
          </table:table-cell>
          <table:table-cell office:value-type="string" calcext:value-type="string">
            <text:p>80NN Paralelo</text:p>
          </table:table-cell>
          <table:table-cell table:style-name="Default" office:value-type="string" calcext:value-type="string">
            <text:p>Distancia 3 Diagonal</text:p>
          </table:table-cell>
          <table:table-cell table:style-name="Default" office:value-type="string" calcext:value-type="string">
            <text:p>Distancia 3 Paralelo</text:p>
          </table:table-cell>
          <table:table-cell table:style-name="Default" office:value-type="string" calcext:value-type="string">
            <text:p>Distancia 30 Diagonal</text:p>
          </table:table-cell>
          <table:table-cell table:style-name="Default" office:value-type="string" calcext:value-type="string">
            <text:p>Distancia 30 Parale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724" calcext:value-type="float">
            <text:p>15.724</text:p>
          </table:table-cell>
          <table:table-cell office:value-type="float" office:value="15.4235" calcext:value-type="float">
            <text:p>15.4235</text:p>
          </table:table-cell>
          <table:table-cell office:value-type="float" office:value="10.473" calcext:value-type="float">
            <text:p>10.473</text:p>
          </table:table-cell>
          <table:table-cell office:value-type="float" office:value="10.6465" calcext:value-type="float">
            <text:p>10.6465</text:p>
          </table:table-cell>
          <table:table-cell office:value-type="float" office:value="11.645" calcext:value-type="float">
            <text:p>11.645</text:p>
          </table:table-cell>
          <table:table-cell office:value-type="float" office:value="15.585" calcext:value-type="float">
            <text:p>15.585</text:p>
          </table:table-cell>
          <table:table-cell office:value-type="float" office:value="48.07" calcext:value-type="float">
            <text:p>48.07</text:p>
          </table:table-cell>
          <table:table-cell office:value-type="float" office:value="48.115" calcext:value-type="float">
            <text:p>48.1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2645" calcext:value-type="float">
            <text:p>16.2645</text:p>
          </table:table-cell>
          <table:table-cell office:value-type="float" office:value="15.6915" calcext:value-type="float">
            <text:p>15.6915</text:p>
          </table:table-cell>
          <table:table-cell office:value-type="float" office:value="10.6245" calcext:value-type="float">
            <text:p>10.6245</text:p>
          </table:table-cell>
          <table:table-cell office:value-type="float" office:value="10.2765" calcext:value-type="float">
            <text:p>10.2765</text:p>
          </table:table-cell>
          <table:table-cell office:value-type="float" office:value="10.755" calcext:value-type="float">
            <text:p>10.755</text:p>
          </table:table-cell>
          <table:table-cell office:value-type="float" office:value="12.32" calcext:value-type="float">
            <text:p>12.32</text:p>
          </table:table-cell>
          <table:table-cell office:value-type="float" office:value="46.185" calcext:value-type="float">
            <text:p>46.185</text:p>
          </table:table-cell>
          <table:table-cell office:value-type="float" office:value="48.055" calcext:value-type="float">
            <text:p>48.0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9635" calcext:value-type="float">
            <text:p>16.9635</text:p>
          </table:table-cell>
          <table:table-cell office:value-type="float" office:value="17.819" calcext:value-type="float">
            <text:p>17.819</text:p>
          </table:table-cell>
          <table:table-cell office:value-type="float" office:value="10.26" calcext:value-type="float">
            <text:p>10.26</text:p>
          </table:table-cell>
          <table:table-cell office:value-type="float" office:value="10.645" calcext:value-type="float">
            <text:p>10.645</text:p>
          </table:table-cell>
          <table:table-cell office:value-type="float" office:value="16.915" calcext:value-type="float">
            <text:p>16.915</text:p>
          </table:table-cell>
          <table:table-cell office:value-type="float" office:value="9.94" calcext:value-type="float">
            <text:p>9.94</text:p>
          </table:table-cell>
          <table:table-cell office:value-type="float" office:value="44.33" calcext:value-type="float">
            <text:p>44.33</text:p>
          </table:table-cell>
          <table:table-cell office:value-type="float" office:value="44.245" calcext:value-type="float">
            <text:p>44.2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.134" calcext:value-type="float">
            <text:p>22.134</text:p>
          </table:table-cell>
          <table:table-cell office:value-type="float" office:value="21.732" calcext:value-type="float">
            <text:p>21.732</text:p>
          </table:table-cell>
          <table:table-cell office:value-type="float" office:value="12.032" calcext:value-type="float">
            <text:p>12.032</text:p>
          </table:table-cell>
          <table:table-cell office:value-type="float" office:value="11.3005" calcext:value-type="float">
            <text:p>11.3005</text:p>
          </table:table-cell>
          <table:table-cell office:value-type="float" office:value="21.08" calcext:value-type="float">
            <text:p>21.08</text:p>
          </table:table-cell>
          <table:table-cell office:value-type="float" office:value="18.785" calcext:value-type="float">
            <text:p>18.785</text:p>
          </table:table-cell>
          <table:table-cell office:value-type="float" office:value="49.68" calcext:value-type="float">
            <text:p>49.6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.7135" calcext:value-type="float">
            <text:p>26.7135</text:p>
          </table:table-cell>
          <table:table-cell office:value-type="float" office:value="25.577" calcext:value-type="float">
            <text:p>25.577</text:p>
          </table:table-cell>
          <table:table-cell office:value-type="float" office:value="13.158" calcext:value-type="float">
            <text:p>13.158</text:p>
          </table:table-cell>
          <table:table-cell office:value-type="float" office:value="12.9825" calcext:value-type="float">
            <text:p>12.9825</text:p>
          </table:table-cell>
          <table:table-cell office:value-type="float" office:value="24.83" calcext:value-type="float">
            <text:p>24.83</text:p>
          </table:table-cell>
          <table:table-cell office:value-type="float" office:value="25.08" calcext:value-type="float">
            <text:p>25.08</text:p>
          </table:table-cell>
          <table:table-cell office:value-type="float" office:value="15.76" calcext:value-type="float">
            <text:p>15.76</text:p>
          </table:table-cell>
          <table:table-cell office:value-type="float" office:value="43.575" calcext:value-type="float">
            <text:p>43.575</text:p>
          </table:table-cell>
        </table:table-row>
      </table:table>
      <table:table table:name="Vecinos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1" office:value-type="string" calcext:value-type="string">
            <text:p>Test</text:p>
          </table:table-cell>
        </table:table-row>
        <table:table-row table:style-name="ro1">
          <table:table-cell office:value-type="float" office:value="16.46" calcext:value-type="float">
            <text:p>16.46</text:p>
          </table:table-cell>
          <table:table-cell office:value-type="float" office:value="15.885" calcext:value-type="float">
            <text:p>15.885</text:p>
          </table:table-cell>
          <table:table-cell office:value-type="float" office:value="16.935" calcext:value-type="float">
            <text:p>16.935</text:p>
          </table:table-cell>
          <table:table-cell office:value-type="float" office:value="11.975" calcext:value-type="float">
            <text:p>11.975</text:p>
          </table:table-cell>
          <table:table-cell office:value-type="float" office:value="12.185" calcext:value-type="float">
            <text:p>12.185</text:p>
          </table:table-cell>
          <table:table-cell office:value-type="float" office:value="11.56" calcext:value-type="float">
            <text:p>11.56</text:p>
          </table:table-cell>
          <table:table-cell table:style-name="ce1" office:value-type="float" office:value="11.495" calcext:value-type="float">
            <text:p>11.495</text:p>
          </table:table-cell>
          <table:table-cell office:value-type="float" office:value="11.645" calcext:value-type="float">
            <text:p>11.645</text:p>
          </table:table-cell>
          <table:table-cell office:value-type="float" office:value="11.595" calcext:value-type="float">
            <text:p>11.595</text:p>
          </table:table-cell>
          <table:table-cell office:value-type="float" office:value="12.765" calcext:value-type="float">
            <text:p>12.765</text:p>
          </table:table-cell>
          <table:table-cell office:value-type="float" office:value="48.07" calcext:value-type="float">
            <text:p>48.07</text:p>
          </table:table-cell>
        </table:table-row>
        <table:table-row table:style-name="ro1">
          <table:table-cell office:value-type="float" office:value="15.57" calcext:value-type="float">
            <text:p>15.57</text:p>
          </table:table-cell>
          <table:table-cell office:value-type="float" office:value="15.115" calcext:value-type="float">
            <text:p>15.115</text:p>
          </table:table-cell>
          <table:table-cell office:value-type="float" office:value="15.7" calcext:value-type="float">
            <text:p>15.7</text:p>
          </table:table-cell>
          <table:table-cell office:value-type="float" office:value="15.155" calcext:value-type="float">
            <text:p>15.155</text:p>
          </table:table-cell>
          <table:table-cell office:value-type="float" office:value="15.1" calcext:value-type="float">
            <text:p>15.1</text:p>
          </table:table-cell>
          <table:table-cell office:value-type="float" office:value="12.105" calcext:value-type="float">
            <text:p>12.105</text:p>
          </table:table-cell>
          <table:table-cell table:style-name="ce1" office:value-type="float" office:value="11.955" calcext:value-type="float">
            <text:p>11.955</text:p>
          </table:table-cell>
          <table:table-cell office:value-type="float" office:value="10.755" calcext:value-type="float">
            <text:p>10.755</text:p>
          </table:table-cell>
          <table:table-cell office:value-type="float" office:value="10.68" calcext:value-type="float">
            <text:p>10.68</text:p>
          </table:table-cell>
          <table:table-cell office:value-type="float" office:value="10.385" calcext:value-type="float">
            <text:p>10.385</text:p>
          </table:table-cell>
          <table:table-cell office:value-type="float" office:value="46.185" calcext:value-type="float">
            <text:p>46.185</text:p>
          </table:table-cell>
        </table:table-row>
        <table:table-row table:style-name="ro1">
          <table:table-cell office:value-type="float" office:value="16.845" calcext:value-type="float">
            <text:p>16.845</text:p>
          </table:table-cell>
          <table:table-cell office:value-type="float" office:value="16.74" calcext:value-type="float">
            <text:p>16.74</text:p>
          </table:table-cell>
          <table:table-cell office:value-type="float" office:value="16.825" calcext:value-type="float">
            <text:p>16.825</text:p>
          </table:table-cell>
          <table:table-cell office:value-type="float" office:value="16.93" calcext:value-type="float">
            <text:p>16.93</text:p>
          </table:table-cell>
          <table:table-cell office:value-type="float" office:value="17.145" calcext:value-type="float">
            <text:p>17.145</text:p>
          </table:table-cell>
          <table:table-cell office:value-type="float" office:value="16.625" calcext:value-type="float">
            <text:p>16.625</text:p>
          </table:table-cell>
          <table:table-cell table:style-name="ce1" office:value-type="float" office:value="16.745" calcext:value-type="float">
            <text:p>16.745</text:p>
          </table:table-cell>
          <table:table-cell office:value-type="float" office:value="16.915" calcext:value-type="float">
            <text:p>16.915</text:p>
          </table:table-cell>
          <table:table-cell office:value-type="float" office:value="16.74" calcext:value-type="float">
            <text:p>16.74</text:p>
          </table:table-cell>
          <table:table-cell office:value-type="float" office:value="16.47" calcext:value-type="float">
            <text:p>16.47</text:p>
          </table:table-cell>
          <table:table-cell office:value-type="float" office:value="44.33" calcext:value-type="float">
            <text:p>44.33</text:p>
          </table:table-cell>
        </table:table-row>
        <table:table-row table:style-name="ro1">
          <table:table-cell office:value-type="float" office:value="21.66" calcext:value-type="float">
            <text:p>21.66</text:p>
          </table:table-cell>
          <table:table-cell office:value-type="float" office:value="21.16" calcext:value-type="float">
            <text:p>21.16</text:p>
          </table:table-cell>
          <table:table-cell office:value-type="float" office:value="21.6" calcext:value-type="float">
            <text:p>21.6</text:p>
          </table:table-cell>
          <table:table-cell office:value-type="float" office:value="21.3" calcext:value-type="float">
            <text:p>21.3</text:p>
          </table:table-cell>
          <table:table-cell office:value-type="float" office:value="21.33" calcext:value-type="float">
            <text:p>21.33</text:p>
          </table:table-cell>
          <table:table-cell office:value-type="float" office:value="21.37" calcext:value-type="float">
            <text:p>21.37</text:p>
          </table:table-cell>
          <table:table-cell table:style-name="ce1" office:value-type="float" office:value="21.305" calcext:value-type="float">
            <text:p>21.305</text:p>
          </table:table-cell>
          <table:table-cell office:value-type="float" office:value="21.08" calcext:value-type="float">
            <text:p>21.08</text:p>
          </table:table-cell>
          <table:table-cell office:value-type="float" office:value="21.59" calcext:value-type="float">
            <text:p>21.59</text:p>
          </table:table-cell>
          <table:table-cell office:value-type="float" office:value="20.885" calcext:value-type="float">
            <text:p>20.885</text:p>
          </table:table-cell>
          <table:table-cell office:value-type="float" office:value="49.68" calcext:value-type="float">
            <text:p>49.68</text:p>
          </table:table-cell>
        </table:table-row>
        <table:table-row table:style-name="ro1">
          <table:table-cell office:value-type="float" office:value="25.16" calcext:value-type="float">
            <text:p>25.16</text:p>
          </table:table-cell>
          <table:table-cell office:value-type="float" office:value="25.085" calcext:value-type="float">
            <text:p>25.085</text:p>
          </table:table-cell>
          <table:table-cell office:value-type="float" office:value="25.435" calcext:value-type="float">
            <text:p>25.435</text:p>
          </table:table-cell>
          <table:table-cell office:value-type="float" office:value="25.2" calcext:value-type="float">
            <text:p>25.2</text:p>
          </table:table-cell>
          <table:table-cell office:value-type="float" office:value="25.1" calcext:value-type="float">
            <text:p>25.1</text:p>
          </table:table-cell>
          <table:table-cell office:value-type="float" office:value="24.625" calcext:value-type="float">
            <text:p>24.625</text:p>
          </table:table-cell>
          <table:table-cell table:style-name="ce1" office:value-type="float" office:value="24.865" calcext:value-type="float">
            <text:p>24.865</text:p>
          </table:table-cell>
          <table:table-cell office:value-type="float" office:value="24.83" calcext:value-type="float">
            <text:p>24.83</text:p>
          </table:table-cell>
          <table:table-cell office:value-type="float" office:value="25.33" calcext:value-type="float">
            <text:p>25.33</text:p>
          </table:table-cell>
          <table:table-cell office:value-type="float" office:value="25.25" calcext:value-type="float">
            <text:p>25.25</text:p>
          </table:table-cell>
          <table:table-cell office:value-type="float" office:value="15.76" calcext:value-type="float">
            <text:p>15.76</text:p>
          </table:table-cell>
        </table:table-row>
        <table:table-row table:style-name="ro1">
          <table:table-cell table:number-columns-repeated="11" office:value-type="string" calcext:value-type="string">
            <text:p>Validación</text:p>
          </table:table-cell>
        </table:table-row>
        <table:table-row table:style-name="ro1">
          <table:table-cell office:value-type="float" office:value="15.66667" calcext:value-type="float">
            <text:p>15.66667</text:p>
          </table:table-cell>
          <table:table-cell office:value-type="float" office:value="16.25" calcext:value-type="float">
            <text:p>16.25</text:p>
          </table:table-cell>
          <table:table-cell office:value-type="float" office:value="15" calcext:value-type="float">
            <text:p>15</text:p>
          </table:table-cell>
          <table:table-cell office:value-type="float" office:value="11.33333" calcext:value-type="float">
            <text:p>11.33333</text:p>
          </table:table-cell>
          <table:table-cell office:value-type="float" office:value="11.5" calcext:value-type="float">
            <text:p>11.5</text:p>
          </table:table-cell>
          <table:table-cell office:value-type="float" office:value="11" calcext:value-type="float">
            <text:p>11</text:p>
          </table:table-cell>
          <table:table-cell office:value-type="float" office:value="10.66667" calcext:value-type="float">
            <text:p>10.66667</text:p>
          </table:table-cell>
          <table:table-cell table:style-name="ce2" office:value-type="float" office:value="9.5" calcext:value-type="float">
            <text:p>9.5</text:p>
          </table:table-cell>
          <table:table-cell office:value-type="float" office:value="11.08333" calcext:value-type="float">
            <text:p>11.08333</text:p>
          </table:table-cell>
          <table:table-cell office:value-type="float" office:value="11.33333" calcext:value-type="float">
            <text:p>11.33333</text:p>
          </table:table-cell>
          <table:table-cell office:value-type="float" office:value="53.33333" calcext:value-type="float">
            <text:p>53.33333</text:p>
          </table:table-cell>
        </table:table-row>
        <table:table-row table:style-name="ro1">
          <table:table-cell table:number-columns-repeated="2" office:value-type="float" office:value="15.58333" calcext:value-type="float">
            <text:p>15.58333</text:p>
          </table:table-cell>
          <table:table-cell office:value-type="float" office:value="15.66667" calcext:value-type="float">
            <text:p>15.66667</text:p>
          </table:table-cell>
          <table:table-cell office:value-type="float" office:value="14.08333" calcext:value-type="float">
            <text:p>14.08333</text:p>
          </table:table-cell>
          <table:table-cell office:value-type="float" office:value="16" calcext:value-type="float">
            <text:p>16</text:p>
          </table:table-cell>
          <table:table-cell office:value-type="float" office:value="12.33333" calcext:value-type="float">
            <text:p>12.33333</text:p>
          </table:table-cell>
          <table:table-cell office:value-type="float" office:value="11.16667" calcext:value-type="float">
            <text:p>11.16667</text:p>
          </table:table-cell>
          <table:table-cell table:style-name="ce2" office:value-type="float" office:value="10.83333" calcext:value-type="float">
            <text:p>10.83333</text:p>
          </table:table-cell>
          <table:table-cell office:value-type="float" office:value="12.08333" calcext:value-type="float">
            <text:p>12.08333</text:p>
          </table:table-cell>
          <table:table-cell office:value-type="float" office:value="11.41667" calcext:value-type="float">
            <text:p>11.41667</text:p>
          </table:table-cell>
          <table:table-cell office:value-type="float" office:value="52.25" calcext:value-type="float">
            <text:p>52.25</text:p>
          </table:table-cell>
        </table:table-row>
        <table:table-row table:style-name="ro1">
          <table:table-cell office:value-type="float" office:value="15.91667" calcext:value-type="float">
            <text:p>15.91667</text:p>
          </table:table-cell>
          <table:table-cell office:value-type="float" office:value="16.66667" calcext:value-type="float">
            <text:p>16.66667</text:p>
          </table:table-cell>
          <table:table-cell office:value-type="float" office:value="18.16667" calcext:value-type="float">
            <text:p>18.16667</text:p>
          </table:table-cell>
          <table:table-cell table:style-name="ce2" office:value-type="float" office:value="15.25" calcext:value-type="float">
            <text:p>15.25</text:p>
          </table:table-cell>
          <table:table-cell office:value-type="float" office:value="15.91667" calcext:value-type="float">
            <text:p>15.91667</text:p>
          </table:table-cell>
          <table:table-cell office:value-type="float" office:value="17" calcext:value-type="float">
            <text:p>17</text:p>
          </table:table-cell>
          <table:table-cell office:value-type="float" office:value="16.91667" calcext:value-type="float">
            <text:p>16.91667</text:p>
          </table:table-cell>
          <table:table-cell office:value-type="float" office:value="16.83333" calcext:value-type="float">
            <text:p>16.83333</text:p>
          </table:table-cell>
          <table:table-cell office:value-type="float" office:value="18.08333" calcext:value-type="float">
            <text:p>18.08333</text:p>
          </table:table-cell>
          <table:table-cell office:value-type="float" office:value="15.58333" calcext:value-type="float">
            <text:p>15.58333</text:p>
          </table:table-cell>
          <table:table-cell office:value-type="float" office:value="48.41667" calcext:value-type="float">
            <text:p>48.41667</text:p>
          </table:table-cell>
        </table:table-row>
        <table:table-row table:style-name="ro1">
          <table:table-cell office:value-type="float" office:value="24.41667" calcext:value-type="float">
            <text:p>24.41667</text:p>
          </table:table-cell>
          <table:table-cell table:number-columns-repeated="2" office:value-type="float" office:value="23.66667" calcext:value-type="float">
            <text:p>23.66667</text:p>
          </table:table-cell>
          <table:table-cell office:value-type="float" office:value="24.91667" calcext:value-type="float">
            <text:p>24.91667</text:p>
          </table:table-cell>
          <table:table-cell office:value-type="float" office:value="24.75" calcext:value-type="float">
            <text:p>24.75</text:p>
          </table:table-cell>
          <table:table-cell office:value-type="float" office:value="24.25" calcext:value-type="float">
            <text:p>24.25</text:p>
          </table:table-cell>
          <table:table-cell table:style-name="ce1" office:value-type="float" office:value="24.16667" calcext:value-type="float">
            <text:p>24.16667</text:p>
          </table:table-cell>
          <table:table-cell office:value-type="float" office:value="24.91667" calcext:value-type="float">
            <text:p>24.91667</text:p>
          </table:table-cell>
          <table:table-cell table:style-name="ce2" office:value-type="float" office:value="23.5" calcext:value-type="float">
            <text:p>23.5</text:p>
          </table:table-cell>
          <table:table-cell office:value-type="float" office:value="25.58333" calcext:value-type="float">
            <text:p>25.58333</text:p>
          </table:table-cell>
          <table:table-cell office:value-type="float" office:value="55.16667" calcext:value-type="float">
            <text:p>55.16667</text:p>
          </table:table-cell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24.5" calcext:value-type="float">
            <text:p>24.5</text:p>
          </table:table-cell>
          <table:table-cell office:value-type="float" office:value="26.66667" calcext:value-type="float">
            <text:p>26.66667</text:p>
          </table:table-cell>
          <table:table-cell office:value-type="float" office:value="27.33333" calcext:value-type="float">
            <text:p>27.33333</text:p>
          </table:table-cell>
          <table:table-cell office:value-type="float" office:value="28.75" calcext:value-type="float">
            <text:p>28.75</text:p>
          </table:table-cell>
          <table:table-cell office:value-type="float" office:value="29.08333" calcext:value-type="float">
            <text:p>29.08333</text:p>
          </table:table-cell>
          <table:table-cell office:value-type="float" office:value="27.58333" calcext:value-type="float">
            <text:p>27.58333</text:p>
          </table:table-cell>
          <table:table-cell table:style-name="ce2" office:value-type="float" office:value="26.33333" calcext:value-type="float">
            <text:p>26.33333</text:p>
          </table:table-cell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float" office:value="18.16667" calcext:value-type="float">
            <text:p>18.1666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 office:value-type="string" calcext:value-type="string">
            <text:p>Test</text:p>
          </table:table-cell>
        </table:table-row>
        <table:table-row table:style-name="ro1">
          <table:table-cell office:value-type="float" office:value="16.115" calcext:value-type="float">
            <text:p>16.115</text:p>
          </table:table-cell>
          <table:table-cell office:value-type="float" office:value="16.415" calcext:value-type="float">
            <text:p>16.415</text:p>
          </table:table-cell>
          <table:table-cell office:value-type="float" office:value="16.14" calcext:value-type="float">
            <text:p>16.14</text:p>
          </table:table-cell>
          <table:table-cell office:value-type="float" office:value="12.725" calcext:value-type="float">
            <text:p>12.725</text:p>
          </table:table-cell>
          <table:table-cell office:value-type="float" office:value="12.645" calcext:value-type="float">
            <text:p>12.645</text:p>
          </table:table-cell>
          <table:table-cell office:value-type="float" office:value="12.665" calcext:value-type="float">
            <text:p>12.665</text:p>
          </table:table-cell>
          <table:table-cell office:value-type="float" office:value="13" calcext:value-type="float">
            <text:p>13</text:p>
          </table:table-cell>
          <table:table-cell office:value-type="float" office:value="15.585" calcext:value-type="float">
            <text:p>15.585</text:p>
          </table:table-cell>
          <table:table-cell office:value-type="float" office:value="17.68" calcext:value-type="float">
            <text:p>17.68</text:p>
          </table:table-cell>
          <table:table-cell office:value-type="float" office:value="24.19" calcext:value-type="float">
            <text:p>24.19</text:p>
          </table:table-cell>
          <table:table-cell office:value-type="float" office:value="48.115" calcext:value-type="float">
            <text:p>48.115</text:p>
          </table:table-cell>
        </table:table-row>
        <table:table-row table:style-name="ro1">
          <table:table-cell office:value-type="float" office:value="15.715" calcext:value-type="float">
            <text:p>15.715</text:p>
          </table:table-cell>
          <table:table-cell office:value-type="float" office:value="15.55" calcext:value-type="float">
            <text:p>15.55</text:p>
          </table:table-cell>
          <table:table-cell office:value-type="float" office:value="15.73" calcext:value-type="float">
            <text:p>15.73</text:p>
          </table:table-cell>
          <table:table-cell office:value-type="float" office:value="12.32" calcext:value-type="float">
            <text:p>12.32</text:p>
          </table:table-cell>
          <table:table-cell office:value-type="float" office:value="12.185" calcext:value-type="float">
            <text:p>12.185</text:p>
          </table:table-cell>
          <table:table-cell office:value-type="float" office:value="10.56" calcext:value-type="float">
            <text:p>10.56</text:p>
          </table:table-cell>
          <table:table-cell office:value-type="float" office:value="10.58" calcext:value-type="float">
            <text:p>10.58</text:p>
          </table:table-cell>
          <table:table-cell office:value-type="float" office:value="12.32" calcext:value-type="float">
            <text:p>12.32</text:p>
          </table:table-cell>
          <table:table-cell office:value-type="float" office:value="12.695" calcext:value-type="float">
            <text:p>12.695</text:p>
          </table:table-cell>
          <table:table-cell office:value-type="float" office:value="25.99" calcext:value-type="float">
            <text:p>25.99</text:p>
          </table:table-cell>
          <table:table-cell office:value-type="float" office:value="48.055" calcext:value-type="float">
            <text:p>48.055</text:p>
          </table:table-cell>
        </table:table-row>
        <table:table-row table:style-name="ro1">
          <table:table-cell office:value-type="float" office:value="16.515" calcext:value-type="float">
            <text:p>16.515</text:p>
          </table:table-cell>
          <table:table-cell office:value-type="float" office:value="16.58" calcext:value-type="float">
            <text:p>16.58</text:p>
          </table:table-cell>
          <table:table-cell office:value-type="float" office:value="16.465" calcext:value-type="float">
            <text:p>16.465</text:p>
          </table:table-cell>
          <table:table-cell office:value-type="float" office:value="16.54" calcext:value-type="float">
            <text:p>16.54</text:p>
          </table:table-cell>
          <table:table-cell office:value-type="float" office:value="16.98" calcext:value-type="float">
            <text:p>16.98</text:p>
          </table:table-cell>
          <table:table-cell office:value-type="float" office:value="12.36" calcext:value-type="float">
            <text:p>12.36</text:p>
          </table:table-cell>
          <table:table-cell office:value-type="float" office:value="12.22" calcext:value-type="float">
            <text:p>12.22</text:p>
          </table:table-cell>
          <table:table-cell office:value-type="float" office:value="9.94" calcext:value-type="float">
            <text:p>9.94</text:p>
          </table:table-cell>
          <table:table-cell office:value-type="float" office:value="9.795" calcext:value-type="float">
            <text:p>9.795</text:p>
          </table:table-cell>
          <table:table-cell office:value-type="float" office:value="14.245" calcext:value-type="float">
            <text:p>14.245</text:p>
          </table:table-cell>
          <table:table-cell office:value-type="float" office:value="44.245" calcext:value-type="float">
            <text:p>44.245</text:p>
          </table:table-cell>
        </table:table-row>
        <table:table-row table:style-name="ro1">
          <table:table-cell office:value-type="float" office:value="21.715" calcext:value-type="float">
            <text:p>21.715</text:p>
          </table:table-cell>
          <table:table-cell office:value-type="float" office:value="22.33" calcext:value-type="float">
            <text:p>22.33</text:p>
          </table:table-cell>
          <table:table-cell office:value-type="float" office:value="22.125" calcext:value-type="float">
            <text:p>22.125</text:p>
          </table:table-cell>
          <table:table-cell office:value-type="float" office:value="22.295" calcext:value-type="float">
            <text:p>22.295</text:p>
          </table:table-cell>
          <table:table-cell office:value-type="float" office:value="22.425" calcext:value-type="float">
            <text:p>22.425</text:p>
          </table:table-cell>
          <table:table-cell office:value-type="float" office:value="22.42" calcext:value-type="float">
            <text:p>22.42</text:p>
          </table:table-cell>
          <table:table-cell office:value-type="float" office:value="22.14" calcext:value-type="float">
            <text:p>22.14</text:p>
          </table:table-cell>
          <table:table-cell office:value-type="float" office:value="18.785" calcext:value-type="float">
            <text:p>18.785</text:p>
          </table:table-cell>
          <table:table-cell office:value-type="float" office:value="18.695" calcext:value-type="float">
            <text:p>18.695</text:p>
          </table:table-cell>
          <table:table-cell office:value-type="float" office:value="11.93" calcext:value-type="float">
            <text:p>11.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.385" calcext:value-type="float">
            <text:p>25.385</text:p>
          </table:table-cell>
          <table:table-cell office:value-type="float" office:value="24.92" calcext:value-type="float">
            <text:p>24.92</text:p>
          </table:table-cell>
          <table:table-cell office:value-type="float" office:value="25.14" calcext:value-type="float">
            <text:p>25.14</text:p>
          </table:table-cell>
          <table:table-cell office:value-type="float" office:value="25.24" calcext:value-type="float">
            <text:p>25.24</text:p>
          </table:table-cell>
          <table:table-cell office:value-type="float" office:value="25.59" calcext:value-type="float">
            <text:p>25.59</text:p>
          </table:table-cell>
          <table:table-cell office:value-type="float" office:value="25" calcext:value-type="float">
            <text:p>25</text:p>
          </table:table-cell>
          <table:table-cell office:value-type="float" office:value="25.075" calcext:value-type="float">
            <text:p>25.075</text:p>
          </table:table-cell>
          <table:table-cell office:value-type="float" office:value="25.08" calcext:value-type="float">
            <text:p>25.08</text:p>
          </table:table-cell>
          <table:table-cell office:value-type="float" office:value="25.29" calcext:value-type="float">
            <text:p>25.29</text:p>
          </table:table-cell>
          <table:table-cell office:value-type="float" office:value="25.04" calcext:value-type="float">
            <text:p>25.04</text:p>
          </table:table-cell>
          <table:table-cell office:value-type="float" office:value="43.575" calcext:value-type="float">
            <text:p>43.575</text:p>
          </table:table-cell>
        </table:table-row>
        <table:table-row table:style-name="ro1">
          <table:table-cell table:number-columns-repeated="11" office:value-type="string" calcext:value-type="string">
            <text:p>Validación</text:p>
          </table:table-cell>
        </table:table-row>
        <table:table-row table:style-name="ro1">
          <table:table-cell office:value-type="float" office:value="14.91667" calcext:value-type="float">
            <text:p>14.91667</text:p>
          </table:table-cell>
          <table:table-cell office:value-type="float" office:value="14.66667" calcext:value-type="float">
            <text:p>14.66667</text:p>
          </table:table-cell>
          <table:table-cell office:value-type="float" office:value="14.25" calcext:value-type="float">
            <text:p>14.25</text:p>
          </table:table-cell>
          <table:table-cell table:number-columns-repeated="2" office:value-type="float" office:value="10.83333" calcext:value-type="float">
            <text:p>10.83333</text:p>
          </table:table-cell>
          <table:table-cell table:style-name="ce2" office:value-type="float" office:value="9.416667" calcext:value-type="float">
            <text:p>9.416667</text:p>
          </table:table-cell>
          <table:table-cell office:value-type="float" office:value="10.41667" calcext:value-type="float">
            <text:p>10.41667</text:p>
          </table:table-cell>
          <table:table-cell office:value-type="float" office:value="15.58333" calcext:value-type="float">
            <text:p>15.58333</text:p>
          </table:table-cell>
          <table:table-cell office:value-type="float" office:value="18.16667" calcext:value-type="float">
            <text:p>18.16667</text:p>
          </table:table-cell>
          <table:table-cell office:value-type="float" office:value="25.33333" calcext:value-type="float">
            <text:p>25.33333</text:p>
          </table:table-cell>
          <table:table-cell office:value-type="float" office:value="53.41667" calcext:value-type="float">
            <text:p>53.41667</text:p>
          </table:table-cell>
        </table:table-row>
        <table:table-row table:style-name="ro1">
          <table:table-cell office:value-type="float" office:value="15.33333" calcext:value-type="float">
            <text:p>15.33333</text:p>
          </table:table-cell>
          <table:table-cell office:value-type="float" office:value="13.91667" calcext:value-type="float">
            <text:p>13.91667</text:p>
          </table:table-cell>
          <table:table-cell office:value-type="float" office:value="15.5" calcext:value-type="float">
            <text:p>15.5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1.5" calcext:value-type="float">
            <text:p>11.5</text:p>
          </table:table-cell>
          <table:table-cell office:value-type="float" office:value="11.66667" calcext:value-type="float">
            <text:p>11.66667</text:p>
          </table:table-cell>
          <table:table-cell office:value-type="float" office:value="11.16667" calcext:value-type="float">
            <text:p>11.16667</text:p>
          </table:table-cell>
          <table:table-cell office:value-type="float" office:value="12.25" calcext:value-type="float">
            <text:p>12.25</text:p>
          </table:table-cell>
          <table:table-cell office:value-type="float" office:value="14.66667" calcext:value-type="float">
            <text:p>14.66667</text:p>
          </table:table-cell>
          <table:table-cell office:value-type="float" office:value="30.08333" calcext:value-type="float">
            <text:p>30.08333</text:p>
          </table:table-cell>
          <table:table-cell office:value-type="float" office:value="54.66667" calcext:value-type="float">
            <text:p>54.66667</text:p>
          </table:table-cell>
        </table:table-row>
        <table:table-row table:style-name="ro1">
          <table:table-cell office:value-type="float" office:value="18.41667" calcext:value-type="float">
            <text:p>18.41667</text:p>
          </table:table-cell>
          <table:table-cell office:value-type="float" office:value="19.25" calcext:value-type="float">
            <text:p>19.25</text:p>
          </table:table-cell>
          <table:table-cell office:value-type="float" office:value="17.25" calcext:value-type="float">
            <text:p>17.25</text:p>
          </table:table-cell>
          <table:table-cell office:value-type="float" office:value="17.91667" calcext:value-type="float">
            <text:p>17.91667</text:p>
          </table:table-cell>
          <table:table-cell office:value-type="float" office:value="19.5" calcext:value-type="float">
            <text:p>19.5</text:p>
          </table:table-cell>
          <table:table-cell office:value-type="float" office:value="13.25" calcext:value-type="float">
            <text:p>13.25</text:p>
          </table:table-cell>
          <table:table-cell office:value-type="float" office:value="12.75" calcext:value-type="float">
            <text:p>12.75</text:p>
          </table:table-cell>
          <table:table-cell office:value-type="float" office:value="12.16667" calcext:value-type="float">
            <text:p>12.16667</text:p>
          </table:table-cell>
          <table:table-cell table:style-name="ce2" office:value-type="float" office:value="10.83333" calcext:value-type="float">
            <text:p>10.83333</text:p>
          </table:table-cell>
          <table:table-cell office:value-type="float" office:value="17.75" calcext:value-type="float">
            <text:p>17.75</text:p>
          </table:table-cell>
          <table:table-cell office:value-type="float" office:value="48.33333" calcext:value-type="float">
            <text:p>48.3333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20.25" calcext:value-type="float">
            <text:p>20.25</text:p>
          </table:table-cell>
          <table:table-cell office:value-type="float" office:value="22" calcext:value-type="float">
            <text:p>22</text:p>
          </table:table-cell>
          <table:table-cell office:value-type="float" office:value="21.08333" calcext:value-type="float">
            <text:p>21.08333</text:p>
          </table:table-cell>
          <table:table-cell office:value-type="float" office:value="23.16667" calcext:value-type="float">
            <text:p>23.16667</text:p>
          </table:table-cell>
          <table:table-cell office:value-type="float" office:value="21.41667" calcext:value-type="float">
            <text:p>21.41667</text:p>
          </table:table-cell>
          <table:table-cell office:value-type="float" office:value="24.41667" calcext:value-type="float">
            <text:p>24.41667</text:p>
          </table:table-cell>
          <table:table-cell office:value-type="float" office:value="19.41667" calcext:value-type="float">
            <text:p>19.41667</text:p>
          </table:table-cell>
          <table:table-cell office:value-type="float" office:value="18.91667" calcext:value-type="float">
            <text:p>18.91667</text:p>
          </table:table-cell>
          <table:table-cell table:style-name="ce2" office:value-type="float" office:value="12.66667" calcext:value-type="float">
            <text:p>12.66667</text:p>
          </table:table-cell>
          <table:table-cell office:value-type="float" office:value="55.16667" calcext:value-type="float">
            <text:p>55.16667</text:p>
          </table:table-cell>
        </table:table-row>
        <table:table-row table:style-name="ro1">
          <table:table-cell office:value-type="float" office:value="24.16667" calcext:value-type="float">
            <text:p>24.16667</text:p>
          </table:table-cell>
          <table:table-cell office:value-type="float" office:value="27.33333" calcext:value-type="float">
            <text:p>27.33333</text:p>
          </table:table-cell>
          <table:table-cell office:value-type="float" office:value="24.58333" calcext:value-type="float">
            <text:p>24.58333</text:p>
          </table:table-cell>
          <table:table-cell office:value-type="float" office:value="25.83333" calcext:value-type="float">
            <text:p>25.83333</text:p>
          </table:table-cell>
          <table:table-cell office:value-type="float" office:value="26.08333" calcext:value-type="float">
            <text:p>26.08333</text:p>
          </table:table-cell>
          <table:table-cell office:value-type="float" office:value="26.58333" calcext:value-type="float">
            <text:p>26.58333</text:p>
          </table:table-cell>
          <table:table-cell table:style-name="ce2" office:value-type="float" office:value="24.5" calcext:value-type="float">
            <text:p>24.5</text:p>
          </table:table-cell>
          <table:table-cell office:value-type="float" office:value="26.75" calcext:value-type="float">
            <text:p>26.75</text:p>
          </table:table-cell>
          <table:table-cell office:value-type="float" office:value="25.83333" calcext:value-type="float">
            <text:p>25.83333</text:p>
          </table:table-cell>
          <table:table-cell office:value-type="float" office:value="28.75" calcext:value-type="float">
            <text:p>28.75</text:p>
          </table:table-cell>
          <table:table-cell office:value-type="float" office:value="47.66667" calcext:value-type="float">
            <text:p>47.66667</text:p>
          </table:table-cell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4:26:17.444180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7:00:38.461542538</meta:creation-date>
    <dc:date>2017-06-19T14:26:38.405747095</dc:date>
    <meta:editing-duration>PT2H53M22S</meta:editing-duration>
    <meta:editing-cycles>15</meta:editing-cycles>
    <meta:generator>LibreOffice/5.1.6.2$Linux_X86_64 LibreOffice_project/10m0$Build-2</meta:generator>
    <meta:document-statistic meta:table-count="2" meta:cell-count="3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761cm" svg:height="11.678cm" xlink:href=".." xlink:type="simple" chart:class="chart:scatter" chart:column-mapping="1 2 3 4 5 6 1 2 3 4" chart:style-name="ch1">
        <chart:legend chart:legend-position="end" svg:x="16.268cm" svg:y="3.299cm" style:legend-expansion="high" chart:style-name="ch2"/>
        <chart:plot-area chart:style-name="ch3" table:cell-range-address="Sheet1.A5:Sheet1.G9 Sheet1.B4:Sheet1.G4" chart:data-source-has-labels="row" svg:x="1.426cm" svg:y="0.233cm" svg:width="14.427cm" svg:height="10.231cm">
          <chartooo:coordinate-region svg:x="2.047cm" svg:y="0.432cm" svg:width="13.619cm" svg:height="9.385cm"/>
          <chart:axis chart:dimension="x" chart:name="primary-x" chart:style-name="ch4">
            <chart:title svg:x="7.629cm" svg:y="10.697cm" chart:style-name="ch5">
              <text:p>Dimensiones</text:p>
            </chart:title>
          </chart:axis>
          <chart:axis chart:dimension="y" chart:name="primary-y" chart:style-name="ch4">
            <chart:title svg:x="0.451cm" svg:y="6.569cm" chart:style-name="ch6">
              <text:p>Error porenctual</text:p>
            </chart:title>
            <chart:grid chart:style-name="ch7" chart:class="major"/>
          </chart:axis>
          <chart:series chart:style-name="ch8" chart:values-cell-range-address="Sheet1.B5:Sheet1.B9" chart:label-cell-address="Sheet1.B4:Sheet1.B4" chart:class="chart:scatter">
            <chart:domain table:cell-range-address="Sheet1.A5:Sheet1.A9"/>
            <chart:data-point chart:repeated="5"/>
          </chart:series>
          <chart:series chart:style-name="ch9" chart:values-cell-range-address="Sheet1.C5:Sheet1.C9" chart:label-cell-address="Sheet1.C4:Sheet1.C4" chart:class="chart:scatter">
            <chart:data-point chart:repeated="5"/>
          </chart:series>
          <chart:series chart:style-name="ch10" chart:values-cell-range-address="Sheet1.D5:Sheet1.D9" chart:label-cell-address="Sheet1.D4:Sheet1.D4" chart:class="chart:scatter">
            <chart:data-point chart:repeated="5"/>
          </chart:series>
          <chart:series chart:style-name="ch11" chart:values-cell-range-address="Sheet1.E5:Sheet1.E9" chart:label-cell-address="Sheet1.E4:Sheet1.E4" chart:class="chart:scatter">
            <chart:data-point chart:repeated="5"/>
          </chart:series>
          <chart:series chart:style-name="ch12" chart:values-cell-range-address="Sheet1.F5:Sheet1.F9" chart:label-cell-address="Sheet1.F4:Sheet1.F4" chart:class="chart:scatter">
            <chart:data-point chart:repeated="5"/>
          </chart:series>
          <chart:series chart:style-name="ch13" chart:values-cell-range-address="Sheet1.G5:Sheet1.G9" chart:label-cell-address="Sheet1.G4:Sheet1.G4" chart:class="chart:scatter">
            <chart:data-point chart:repeated="5"/>
          </chart:series>
          <chart:series chart:style-name="ch14" chart:values-cell-range-address="Sheet1.B5:Sheet1.B9" chart:label-cell-address="Sheet1.B4:Sheet1.B4" chart:class="chart:scatter">
            <chart:data-point chart:repeated="5"/>
          </chart:series>
          <chart:series chart:style-name="ch15" chart:values-cell-range-address="Sheet1.C5:Sheet1.C9" chart:label-cell-address="Sheet1.C4:Sheet1.C4" chart:class="chart:scatter">
            <chart:data-point chart:repeated="5"/>
          </chart:series>
          <chart:series chart:style-name="ch16" chart:values-cell-range-address="Sheet1.D5:Sheet1.D9" chart:label-cell-address="Sheet1.D4:Sheet1.D4" chart:class="chart:scatter">
            <chart:data-point chart:repeated="5"/>
          </chart:series>
          <chart:series chart:style-name="ch17" chart:values-cell-range-address="Sheet1.E5:Sheet1.E9" chart:label-cell-address="Sheet1.E4:Sheet1.E4" chart:class="chart:scatte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NN Diagonal</text:p>
                <draw:g>
                  <svg:desc>Sheet1.B4:Sheet1.B4</svg:desc>
                </draw:g>
              </table:table-cell>
              <table:table-cell office:value-type="string">
                <text:p>1NN Paralelo</text:p>
                <draw:g>
                  <svg:desc>Sheet1.C4:Sheet1.C4</svg:desc>
                </draw:g>
              </table:table-cell>
              <table:table-cell office:value-type="string">
                <text:p>80NN Diagonal</text:p>
                <draw:g>
                  <svg:desc>Sheet1.D4:Sheet1.D4</svg:desc>
                </draw:g>
              </table:table-cell>
              <table:table-cell office:value-type="string">
                <text:p>80NN Paralelo</text:p>
                <draw:g>
                  <svg:desc>Sheet1.E4:Sheet1.E4</svg:desc>
                </draw:g>
              </table:table-cell>
              <table:table-cell office:value-type="string">
                <text:p>Distancia 3 Diagonal</text:p>
                <draw:g>
                  <svg:desc>Sheet1.F4:Sheet1.F4</svg:desc>
                </draw:g>
              </table:table-cell>
              <table:table-cell office:value-type="string">
                <text:p>Distancia 3 Paralelo</text:p>
                <draw:g>
                  <svg:desc>Sheet1.G4:Sheet1.G4</svg:desc>
                </draw:g>
              </table:table-cell>
              <table:table-cell office:value-type="string">
                <text:p>1NN Diagonal</text:p>
                <draw:g>
                  <svg:desc>Sheet1.B4:Sheet1.B4</svg:desc>
                </draw:g>
              </table:table-cell>
              <table:table-cell office:value-type="string">
                <text:p>1NN Paralelo</text:p>
                <draw:g>
                  <svg:desc>Sheet1.C4:Sheet1.C4</svg:desc>
                </draw:g>
              </table:table-cell>
              <table:table-cell office:value-type="string">
                <text:p>80NN Diagonal</text:p>
                <draw:g>
                  <svg:desc>Sheet1.D4:Sheet1.D4</svg:desc>
                </draw:g>
              </table:table-cell>
              <table:table-cell office:value-type="string">
                <text:p>80NN Paralelo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5:Sheet1.A9</svg:desc>
                </draw:g>
              </table:table-cell>
              <table:table-cell office:value-type="float" office:value="15.724">
                <text:p>15.724</text:p>
                <draw:g>
                  <svg:desc>Sheet1.B5:Sheet1.B9</svg:desc>
                </draw:g>
              </table:table-cell>
              <table:table-cell office:value-type="float" office:value="15.4235">
                <text:p>15.4235</text:p>
                <draw:g>
                  <svg:desc>Sheet1.C5:Sheet1.C9</svg:desc>
                </draw:g>
              </table:table-cell>
              <table:table-cell office:value-type="float" office:value="10.473">
                <text:p>10.473</text:p>
                <draw:g>
                  <svg:desc>Sheet1.D5:Sheet1.D9</svg:desc>
                </draw:g>
              </table:table-cell>
              <table:table-cell office:value-type="float" office:value="10.6465">
                <text:p>10.6465</text:p>
                <draw:g>
                  <svg:desc>Sheet1.E5:Sheet1.E9</svg:desc>
                </draw:g>
              </table:table-cell>
              <table:table-cell office:value-type="float" office:value="11.645">
                <text:p>11.645</text:p>
                <draw:g>
                  <svg:desc>Sheet1.F5:Sheet1.F9</svg:desc>
                </draw:g>
              </table:table-cell>
              <table:table-cell office:value-type="float" office:value="15.585">
                <text:p>15.585</text:p>
                <draw:g>
                  <svg:desc>Sheet1.G5:Sheet1.G9</svg:desc>
                </draw:g>
              </table:table-cell>
              <table:table-cell office:value-type="float" office:value="15.724">
                <text:p>15.724</text:p>
                <draw:g>
                  <svg:desc>Sheet1.B5:Sheet1.B9</svg:desc>
                </draw:g>
              </table:table-cell>
              <table:table-cell office:value-type="float" office:value="15.4235">
                <text:p>15.4235</text:p>
                <draw:g>
                  <svg:desc>Sheet1.C5:Sheet1.C9</svg:desc>
                </draw:g>
              </table:table-cell>
              <table:table-cell office:value-type="float" office:value="10.473">
                <text:p>10.473</text:p>
                <draw:g>
                  <svg:desc>Sheet1.D5:Sheet1.D9</svg:desc>
                </draw:g>
              </table:table-cell>
              <table:table-cell office:value-type="float" office:value="10.6465">
                <text:p>10.6465</text:p>
                <draw:g>
                  <svg:desc>Sheet1.E5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2645">
                <text:p>16.2645</text:p>
              </table:table-cell>
              <table:table-cell office:value-type="float" office:value="15.6915">
                <text:p>15.6915</text:p>
              </table:table-cell>
              <table:table-cell office:value-type="float" office:value="10.6245">
                <text:p>10.6245</text:p>
              </table:table-cell>
              <table:table-cell office:value-type="float" office:value="10.2765">
                <text:p>10.2765</text:p>
              </table:table-cell>
              <table:table-cell office:value-type="float" office:value="10.755">
                <text:p>10.755</text:p>
              </table:table-cell>
              <table:table-cell office:value-type="float" office:value="12.32">
                <text:p>12.32</text:p>
              </table:table-cell>
              <table:table-cell office:value-type="float" office:value="16.2645">
                <text:p>16.2645</text:p>
              </table:table-cell>
              <table:table-cell office:value-type="float" office:value="15.6915">
                <text:p>15.6915</text:p>
              </table:table-cell>
              <table:table-cell office:value-type="float" office:value="10.6245">
                <text:p>10.6245</text:p>
              </table:table-cell>
              <table:table-cell office:value-type="float" office:value="10.2765">
                <text:p>10.2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.9635">
                <text:p>16.9635</text:p>
              </table:table-cell>
              <table:table-cell office:value-type="float" office:value="17.819">
                <text:p>17.819</text:p>
              </table:table-cell>
              <table:table-cell office:value-type="float" office:value="10.26">
                <text:p>10.26</text:p>
              </table:table-cell>
              <table:table-cell office:value-type="float" office:value="10.645">
                <text:p>10.645</text:p>
              </table:table-cell>
              <table:table-cell office:value-type="float" office:value="16.915">
                <text:p>16.915</text:p>
              </table:table-cell>
              <table:table-cell office:value-type="float" office:value="9.94">
                <text:p>9.94</text:p>
              </table:table-cell>
              <table:table-cell office:value-type="float" office:value="16.9635">
                <text:p>16.9635</text:p>
              </table:table-cell>
              <table:table-cell office:value-type="float" office:value="17.819">
                <text:p>17.819</text:p>
              </table:table-cell>
              <table:table-cell office:value-type="float" office:value="10.26">
                <text:p>10.26</text:p>
              </table:table-cell>
              <table:table-cell office:value-type="float" office:value="10.645">
                <text:p>10.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2.134">
                <text:p>22.134</text:p>
              </table:table-cell>
              <table:table-cell office:value-type="float" office:value="21.732">
                <text:p>21.732</text:p>
              </table:table-cell>
              <table:table-cell office:value-type="float" office:value="12.032">
                <text:p>12.032</text:p>
              </table:table-cell>
              <table:table-cell office:value-type="float" office:value="11.3005">
                <text:p>11.3005</text:p>
              </table:table-cell>
              <table:table-cell office:value-type="float" office:value="21.08">
                <text:p>21.08</text:p>
              </table:table-cell>
              <table:table-cell office:value-type="float" office:value="18.785">
                <text:p>18.785</text:p>
              </table:table-cell>
              <table:table-cell office:value-type="float" office:value="22.134">
                <text:p>22.134</text:p>
              </table:table-cell>
              <table:table-cell office:value-type="float" office:value="21.732">
                <text:p>21.732</text:p>
              </table:table-cell>
              <table:table-cell office:value-type="float" office:value="12.032">
                <text:p>12.032</text:p>
              </table:table-cell>
              <table:table-cell office:value-type="float" office:value="11.3005">
                <text:p>11.3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26.7135">
                <text:p>26.7135</text:p>
              </table:table-cell>
              <table:table-cell office:value-type="float" office:value="25.577">
                <text:p>25.577</text:p>
              </table:table-cell>
              <table:table-cell office:value-type="float" office:value="13.158">
                <text:p>13.158</text:p>
              </table:table-cell>
              <table:table-cell office:value-type="float" office:value="12.9825">
                <text:p>12.9825</text:p>
              </table:table-cell>
              <table:table-cell office:value-type="float" office:value="24.83">
                <text:p>24.83</text:p>
              </table:table-cell>
              <table:table-cell office:value-type="float" office:value="25.08">
                <text:p>25.08</text:p>
              </table:table-cell>
              <table:table-cell office:value-type="float" office:value="26.7135">
                <text:p>26.7135</text:p>
              </table:table-cell>
              <table:table-cell office:value-type="float" office:value="25.577">
                <text:p>25.577</text:p>
              </table:table-cell>
              <table:table-cell office:value-type="float" office:value="13.158">
                <text:p>13.158</text:p>
              </table:table-cell>
              <table:table-cell office:value-type="float" office:value="12.9825">
                <text:p>12.9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7216f" draw:fill-color="#7721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32cm" svg:y="2.461cm" style:legend-expansion="high" chart:style-name="ch2"/>
        <chart:plot-area chart:style-name="ch3" table:cell-range-address="Sheet1.A5:Sheet1.I9 Sheet1.B4:Sheet1.I4" chart:data-source-has-labels="row" svg:x="1.33cm" svg:y="0.18cm" svg:width="9.671cm" svg:height="7.665cm">
          <chartooo:coordinate-region svg:x="1.951cm" svg:y="0.379cm" svg:width="8.863cm" svg:height="6.819cm"/>
          <chart:axis chart:dimension="x" chart:name="primary-x" chart:style-name="ch4">
            <chart:title svg:x="5.155cm" svg:y="8.025cm" chart:style-name="ch5">
              <text:p>Dimensiones</text:p>
            </chart:title>
          </chart:axis>
          <chart:axis chart:dimension="y" chart:name="primary-y" chart:style-name="ch4">
            <chart:title svg:x="0.451cm" svg:y="5.233cm" chart:style-name="ch6">
              <text:p>Error porcentual</text:p>
            </chart:title>
            <chart:grid chart:style-name="ch7" chart:class="major"/>
          </chart:axis>
          <chart:series chart:style-name="ch8" chart:values-cell-range-address="Sheet1.B5:Sheet1.B9" chart:label-cell-address="Sheet1.B4:Sheet1.B4" chart:class="chart:scatter">
            <chart:domain table:cell-range-address="Sheet1.A5:Sheet1.A9"/>
            <chart:data-point chart:repeated="5"/>
          </chart:series>
          <chart:series chart:style-name="ch9" chart:values-cell-range-address="Sheet1.C5:Sheet1.C9" chart:label-cell-address="Sheet1.C4:Sheet1.C4" chart:class="chart:scatter">
            <chart:data-point chart:repeated="5"/>
          </chart:series>
          <chart:series chart:style-name="ch10" chart:values-cell-range-address="Sheet1.D5:Sheet1.D9" chart:label-cell-address="Sheet1.D4:Sheet1.D4" chart:class="chart:scatter">
            <chart:data-point chart:repeated="5"/>
          </chart:series>
          <chart:series chart:style-name="ch11" chart:values-cell-range-address="Sheet1.E5:Sheet1.E9" chart:label-cell-address="Sheet1.E4:Sheet1.E4" chart:class="chart:scatter">
            <chart:data-point chart:repeated="5"/>
          </chart:series>
          <chart:series chart:style-name="ch12" chart:values-cell-range-address="Sheet1.F5:Sheet1.F9" chart:label-cell-address="Sheet1.F4:Sheet1.F4" chart:class="chart:scatter">
            <chart:data-point chart:repeated="5"/>
          </chart:series>
          <chart:series chart:style-name="ch13" chart:values-cell-range-address="Sheet1.G5:Sheet1.G9" chart:label-cell-address="Sheet1.G4:Sheet1.G4" chart:class="chart:scatter">
            <chart:data-point chart:repeated="5"/>
          </chart:series>
          <chart:series chart:style-name="ch14" chart:values-cell-range-address="Sheet1.H5:Sheet1.H9" chart:label-cell-address="Sheet1.H4:Sheet1.H4" chart:class="chart:scatter">
            <chart:data-point chart:repeated="5"/>
          </chart:series>
          <chart:series chart:style-name="ch15" chart:values-cell-range-address="Sheet1.I5:Sheet1.I9" chart:label-cell-address="Sheet1.I4:Sheet1.I4" chart:class="chart:scatte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NN Diagonal</text:p>
                <draw:g>
                  <svg:desc>Sheet1.B4:Sheet1.B4</svg:desc>
                </draw:g>
              </table:table-cell>
              <table:table-cell office:value-type="string">
                <text:p>1NN Paralelo</text:p>
                <draw:g>
                  <svg:desc>Sheet1.C4:Sheet1.C4</svg:desc>
                </draw:g>
              </table:table-cell>
              <table:table-cell office:value-type="string">
                <text:p>80NN Diagonal</text:p>
                <draw:g>
                  <svg:desc>Sheet1.D4:Sheet1.D4</svg:desc>
                </draw:g>
              </table:table-cell>
              <table:table-cell office:value-type="string">
                <text:p>80NN Paralelo</text:p>
                <draw:g>
                  <svg:desc>Sheet1.E4:Sheet1.E4</svg:desc>
                </draw:g>
              </table:table-cell>
              <table:table-cell office:value-type="string">
                <text:p>Distancia 3 Diagonal</text:p>
                <draw:g>
                  <svg:desc>Sheet1.F4:Sheet1.F4</svg:desc>
                </draw:g>
              </table:table-cell>
              <table:table-cell office:value-type="string">
                <text:p>Distancia 3 Paralelo</text:p>
                <draw:g>
                  <svg:desc>Sheet1.G4:Sheet1.G4</svg:desc>
                </draw:g>
              </table:table-cell>
              <table:table-cell office:value-type="string">
                <text:p>Distancia 30 Diagonal</text:p>
                <draw:g>
                  <svg:desc>Sheet1.H4:Sheet1.H4</svg:desc>
                </draw:g>
              </table:table-cell>
              <table:table-cell office:value-type="string">
                <text:p>Distancia 30 Paralelo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5:Sheet1.A9</svg:desc>
                </draw:g>
              </table:table-cell>
              <table:table-cell office:value-type="float" office:value="15.724">
                <text:p>15.724</text:p>
                <draw:g>
                  <svg:desc>Sheet1.B5:Sheet1.B9</svg:desc>
                </draw:g>
              </table:table-cell>
              <table:table-cell office:value-type="float" office:value="15.4235">
                <text:p>15.4235</text:p>
                <draw:g>
                  <svg:desc>Sheet1.C5:Sheet1.C9</svg:desc>
                </draw:g>
              </table:table-cell>
              <table:table-cell office:value-type="float" office:value="10.473">
                <text:p>10.473</text:p>
                <draw:g>
                  <svg:desc>Sheet1.D5:Sheet1.D9</svg:desc>
                </draw:g>
              </table:table-cell>
              <table:table-cell office:value-type="float" office:value="10.6465">
                <text:p>10.6465</text:p>
                <draw:g>
                  <svg:desc>Sheet1.E5:Sheet1.E9</svg:desc>
                </draw:g>
              </table:table-cell>
              <table:table-cell office:value-type="float" office:value="11.645">
                <text:p>11.645</text:p>
                <draw:g>
                  <svg:desc>Sheet1.F5:Sheet1.F9</svg:desc>
                </draw:g>
              </table:table-cell>
              <table:table-cell office:value-type="float" office:value="15.585">
                <text:p>15.585</text:p>
                <draw:g>
                  <svg:desc>Sheet1.G5:Sheet1.G9</svg:desc>
                </draw:g>
              </table:table-cell>
              <table:table-cell office:value-type="float" office:value="48.07">
                <text:p>48.07</text:p>
                <draw:g>
                  <svg:desc>Sheet1.H5:Sheet1.H9</svg:desc>
                </draw:g>
              </table:table-cell>
              <table:table-cell office:value-type="float" office:value="48.115">
                <text:p>48.115</text:p>
                <draw:g>
                  <svg:desc>Sheet1.I5:Sheet1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2645">
                <text:p>16.2645</text:p>
              </table:table-cell>
              <table:table-cell office:value-type="float" office:value="15.6915">
                <text:p>15.6915</text:p>
              </table:table-cell>
              <table:table-cell office:value-type="float" office:value="10.6245">
                <text:p>10.6245</text:p>
              </table:table-cell>
              <table:table-cell office:value-type="float" office:value="10.2765">
                <text:p>10.2765</text:p>
              </table:table-cell>
              <table:table-cell office:value-type="float" office:value="10.755">
                <text:p>10.755</text:p>
              </table:table-cell>
              <table:table-cell office:value-type="float" office:value="12.32">
                <text:p>12.32</text:p>
              </table:table-cell>
              <table:table-cell office:value-type="float" office:value="46.185">
                <text:p>46.185</text:p>
              </table:table-cell>
              <table:table-cell office:value-type="float" office:value="48.055">
                <text:p>48.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.9635">
                <text:p>16.9635</text:p>
              </table:table-cell>
              <table:table-cell office:value-type="float" office:value="17.819">
                <text:p>17.819</text:p>
              </table:table-cell>
              <table:table-cell office:value-type="float" office:value="10.26">
                <text:p>10.26</text:p>
              </table:table-cell>
              <table:table-cell office:value-type="float" office:value="10.645">
                <text:p>10.645</text:p>
              </table:table-cell>
              <table:table-cell office:value-type="float" office:value="16.915">
                <text:p>16.915</text:p>
              </table:table-cell>
              <table:table-cell office:value-type="float" office:value="9.94">
                <text:p>9.94</text:p>
              </table:table-cell>
              <table:table-cell office:value-type="float" office:value="44.33">
                <text:p>44.33</text:p>
              </table:table-cell>
              <table:table-cell office:value-type="float" office:value="44.245">
                <text:p>44.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2.134">
                <text:p>22.134</text:p>
              </table:table-cell>
              <table:table-cell office:value-type="float" office:value="21.732">
                <text:p>21.732</text:p>
              </table:table-cell>
              <table:table-cell office:value-type="float" office:value="12.032">
                <text:p>12.032</text:p>
              </table:table-cell>
              <table:table-cell office:value-type="float" office:value="11.3005">
                <text:p>11.3005</text:p>
              </table:table-cell>
              <table:table-cell office:value-type="float" office:value="21.08">
                <text:p>21.08</text:p>
              </table:table-cell>
              <table:table-cell office:value-type="float" office:value="18.785">
                <text:p>18.785</text:p>
              </table:table-cell>
              <table:table-cell office:value-type="float" office:value="49.68">
                <text:p>49.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26.7135">
                <text:p>26.7135</text:p>
              </table:table-cell>
              <table:table-cell office:value-type="float" office:value="25.577">
                <text:p>25.577</text:p>
              </table:table-cell>
              <table:table-cell office:value-type="float" office:value="13.158">
                <text:p>13.158</text:p>
              </table:table-cell>
              <table:table-cell office:value-type="float" office:value="12.9825">
                <text:p>12.9825</text:p>
              </table:table-cell>
              <table:table-cell office:value-type="float" office:value="24.83">
                <text:p>24.83</text:p>
              </table:table-cell>
              <table:table-cell office:value-type="float" office:value="25.08">
                <text:p>25.08</text:p>
              </table:table-cell>
              <table:table-cell office:value-type="float" office:value="15.76">
                <text:p>15.76</text:p>
              </table:table-cell>
              <table:table-cell office:value-type="float" office:value="43.575">
                <text:p>43.5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